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width="0.212cm" svg:stroke-color="#ff66ff" draw:marker-start-width="0.518cm" draw:marker-end-width="0.518cm" draw:fill="none" draw:opacity="50%" draw:opacity-name="" draw:textarea-vertical-align="middle" fo:padding-top="0.231cm" fo:padding-bottom="0.231cm" fo:padding-left="0.356cm" fo:padding-right="0.356cm"/>
    </style:style>
    <style:style style:name="gr3" style:family="graphic" style:parent-style-name="objectwithoutfill">
      <style:graphic-properties svg:stroke-width="0.212cm" svg:stroke-color="#ff3333" draw:marker-start-width="0.518cm" draw:marker-end-width="0.518cm" draw:fill="none" draw:opacity="50%" draw:opacity-name="" draw:textarea-vertical-align="middle" fo:padding-top="0.231cm" fo:padding-bottom="0.231cm" fo:padding-left="0.356cm" fo:padding-right="0.356cm"/>
    </style:style>
    <style:style style:name="gr4" style:family="graphic" style:parent-style-name="objectwithoutfill">
      <style:graphic-properties svg:stroke-width="0.212cm" svg:stroke-color="#ff9900" draw:marker-start-width="0.518cm" draw:marker-end-width="0.518cm" draw:fill="none" draw:opacity="50%" draw:opacity-name="" draw:textarea-vertical-align="middle" fo:padding-top="0.231cm" fo:padding-bottom="0.231cm" fo:padding-left="0.356cm" fo:padding-right="0.356cm"/>
    </style:style>
    <style:style style:name="gr5" style:family="graphic" style:parent-style-name="objectwithoutfill">
      <style:graphic-properties svg:stroke-width="0.212cm" svg:stroke-color="#ff9900" draw:marker-start-width="0.518cm" draw:marker-end-width="0.518cm" svg:stroke-linecap="round" draw:fill="none" draw:opacity="50%" draw:opacity-name="" draw:textarea-vertical-align="middle" fo:padding-top="0.231cm" fo:padding-bottom="0.231cm" fo:padding-left="0.356cm" fo:padding-right="0.356cm"/>
    </style:style>
    <style:style style:name="gr6" style:family="graphic" style:parent-style-name="objectwithoutfill">
      <style:graphic-properties svg:stroke-width="0.212cm" svg:stroke-color="#000000" draw:marker-start-width="0.518cm" draw:marker-end-width="0.518cm" draw:fill="none" draw:opacity="50%" draw:opacity-name="" draw:textarea-vertical-align="middle" fo:padding-top="0.231cm" fo:padding-bottom="0.231cm" fo:padding-left="0.356cm" fo:padding-right="0.356cm"/>
    </style:style>
    <style:style style:name="gr7" style:family="graphic" style:parent-style-name="objectwithoutfill">
      <style:graphic-properties svg:stroke-width="0.081cm" draw:marker-start="Circle" draw:marker-start-width="0.321cm" draw:marker-end="Circle" draw:marker-end-width="0.321cm" draw:fill="none" draw:textarea-vertical-align="middle" fo:padding-top="0.165cm" fo:padding-bottom="0.165cm" fo:padding-left="0.29cm" fo:padding-right="0.29cm"/>
    </style:style>
    <style:style style:name="gr8" style:family="graphic" style:parent-style-name="standard">
      <style:graphic-properties draw:fill-color="#00ccff" draw:textarea-horizontal-align="justify" draw:textarea-vertical-align="middle" draw:auto-grow-height="false" fo:min-height="0cm" fo:min-width="0cm"/>
    </style:style>
    <style:style style:name="gr9" style:family="graphic" style:parent-style-name="objectwithoutfill">
      <style:graphic-properties svg:stroke-width="0.159cm" svg:stroke-color="#3333ff" draw:marker-start-width="0.439cm" draw:marker-end-width="0.439cm" draw:fill="none" draw:textarea-vertical-align="middle" fo:padding-top="0.205cm" fo:padding-bottom="0.205cm" fo:padding-left="0.33cm" fo:padding-right="0.33cm"/>
    </style:style>
    <style:style style:name="gr10" style:family="graphic" style:parent-style-name="objectwithoutfill">
      <style:graphic-properties svg:stroke-width="0.159cm" svg:stroke-color="#66ff99" draw:marker-start-width="0.439cm" draw:marker-end-width="0.439cm" draw:fill="none" draw:textarea-vertical-align="middle" fo:padding-top="0.205cm" fo:padding-bottom="0.205cm" fo:padding-left="0.33cm" fo:padding-right="0.33cm"/>
    </style:style>
    <style:style style:name="gr11" style:family="graphic" style:parent-style-name="objectwithoutfill">
      <style:graphic-properties svg:stroke-width="0.159cm" svg:stroke-color="#ff3333" draw:marker-start-width="0.439cm" draw:marker-end-width="0.439cm" draw:fill="none" draw:textarea-vertical-align="middle" fo:padding-top="0.205cm" fo:padding-bottom="0.205cm" fo:padding-left="0.33cm" fo:padding-right="0.33cm"/>
    </style:style>
    <style:style style:name="gr12" style:family="graphic" style:parent-style-name="objectwithoutfill">
      <style:graphic-properties svg:stroke-width="0.159cm" svg:stroke-color="#cc9900" draw:marker-start-width="0.439cm" draw:marker-end-width="0.439cm" draw:fill="none" draw:textarea-vertical-align="middle" fo:padding-top="0.205cm" fo:padding-bottom="0.205cm" fo:padding-left="0.33cm" fo:padding-right="0.33cm"/>
    </style:style>
    <style:style style:name="gr13" style:family="graphic" style:parent-style-name="standard">
      <style:graphic-properties draw:stroke="none" svg:stroke-color="#000000" draw:fill="none" draw:fill-color="#ffffff" fo:min-height="0.479cm"/>
    </style:style>
    <style:style style:name="gr14" style:family="graphic" style:parent-style-name="objectwithoutfill">
      <style:graphic-properties svg:stroke-width="0.106cm" svg:stroke-color="#000000" draw:marker-start="Circle" draw:marker-start-width="0.359cm" draw:marker-end="Half_20_Circle_20_unfilled" draw:marker-end-width="0.359cm" svg:stroke-linecap="round" draw:fill="none" draw:textarea-vertical-align="middle" fo:padding-top="0.178cm" fo:padding-bottom="0.178cm" fo:padding-left="0.303cm" fo:padding-right="0.303cm"/>
    </style:style>
    <style:style style:name="gr15" style:family="graphic" style:parent-style-name="standard">
      <style:graphic-properties draw:stroke="none" svg:stroke-color="#000000" draw:fill="none" draw:fill-color="#ffffff" fo:min-height="0.526cm"/>
    </style:style>
    <style:style style:name="gr16" style:family="graphic" style:parent-style-name="standard">
      <style:graphic-properties svg:stroke-color="#000000" draw:fill-color="#ff3333" draw:textarea-horizontal-align="justify" draw:textarea-vertical-align="middle" draw:auto-grow-height="false" fo:min-height="0cm" fo:min-width="0cm"/>
    </style:style>
    <style:style style:name="gr17" style:family="graphic" style:parent-style-name="standard">
      <style:graphic-properties draw:fill-color="#990099" draw:textarea-horizontal-align="justify" draw:textarea-vertical-align="middle" draw:auto-grow-height="false" fo:min-height="0cm" fo:min-width="0cm"/>
    </style:style>
    <style:style style:name="gr18" style:family="graphic" style:parent-style-name="objectwithoutfill">
      <style:graphic-properties svg:stroke-width="0.212cm" svg:stroke-color="#3333ff" draw:marker-start-width="0.518cm" draw:marker-end-width="0.518cm" draw:fill="none" draw:textarea-vertical-align="middle" fo:padding-top="0.231cm" fo:padding-bottom="0.231cm" fo:padding-left="0.356cm" fo:padding-right="0.356cm"/>
    </style:style>
    <style:style style:name="gr19" style:family="graphic" style:parent-style-name="objectwithoutfill">
      <style:graphic-properties svg:stroke-width="0.212cm" svg:stroke-color="#66ff99" draw:marker-start-width="0.518cm" draw:marker-end-width="0.518cm" draw:fill="none" draw:textarea-vertical-align="middle" fo:padding-top="0.231cm" fo:padding-bottom="0.231cm" fo:padding-left="0.356cm" fo:padding-right="0.356cm"/>
    </style:style>
    <style:style style:name="gr20" style:family="graphic" style:parent-style-name="objectwithoutfill">
      <style:graphic-properties svg:stroke-width="0.212cm" svg:stroke-color="#cc99ff" draw:marker-start-width="0.518cm" draw:marker-end-width="0.518cm" draw:fill="none" draw:textarea-vertical-align="middle" fo:padding-top="0.231cm" fo:padding-bottom="0.231cm" fo:padding-left="0.356cm" fo:padding-right="0.356cm"/>
    </style:style>
    <style:style style:name="gr21" style:family="graphic" style:parent-style-name="objectwithoutfill">
      <style:graphic-properties svg:stroke-width="0.212cm" svg:stroke-color="#ccff00" draw:marker-start-width="0.518cm" draw:marker-end-width="0.518cm" draw:fill="none" draw:textarea-vertical-align="middle" fo:padding-top="0.231cm" fo:padding-bottom="0.231cm" fo:padding-left="0.356cm" fo:padding-right="0.356cm"/>
    </style:style>
    <style:style style:name="gr22" style:family="graphic" style:parent-style-name="standard">
      <style:graphic-properties draw:stroke="none" svg:stroke-color="#000000" draw:fill="none" draw:fill-color="#ffffff" fo:min-height="0.475cm"/>
    </style:style>
    <style:style style:name="gr23" style:family="graphic" style:parent-style-name="standard">
      <style:graphic-properties svg:stroke-color="#000000" draw:fill-color="#000000" draw:textarea-vertical-align="middle"/>
    </style:style>
    <style:style style:name="gr24" style:family="graphic" style:parent-style-name="standard">
      <style:graphic-properties svg:stroke-color="#ffffff" draw:textarea-vertical-align="middle"/>
    </style:style>
    <style:style style:name="gr25" style:family="graphic" style:parent-style-name="standard">
      <style:graphic-properties svg:stroke-color="#000000" draw:fill-color="#cccccc" draw:textarea-vertical-align="middle"/>
    </style:style>
    <style:style style:name="gr26" style:family="graphic" style:parent-style-name="standard">
      <style:graphic-properties draw:fill-color="#000000" draw:textarea-vertical-align="middle"/>
    </style:style>
    <style:style style:name="gr27" style:family="graphic" style:parent-style-name="standard">
      <style:graphic-properties draw:fill-color="#dddddd" draw:textarea-vertical-align="middle"/>
    </style:style>
    <style:style style:name="gr28" style:family="graphic" style:parent-style-name="standard">
      <style:graphic-properties draw:stroke="none" svg:stroke-color="#000000" draw:fill="none" draw:fill-color="#ffffff" fo:min-height="0.55cm"/>
    </style:style>
    <style:style style:name="gr29" style:family="graphic" style:parent-style-name="objectwithoutfill">
      <style:graphic-properties svg:stroke-width="0.106cm" svg:stroke-color="#3333ff" draw:marker-start="Circle" draw:marker-start-width="0.359cm" draw:marker-end="Square" draw:marker-end-width="0.359cm" svg:stroke-linecap="round"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fo:min-height="0.693cm"/>
    </style:style>
    <style:style style:name="gr31" style:family="graphic" style:parent-style-name="objectwithoutfill">
      <style:graphic-properties svg:stroke-width="0.106cm" svg:stroke-color="#ff3333" draw:marker-start="Circle" draw:marker-start-width="0.359cm" draw:marker-end="Square" draw:marker-end-width="0.359cm" svg:stroke-linecap="round" draw:fill="none" draw:textarea-vertical-align="middle" fo:padding-top="0.178cm" fo:padding-bottom="0.178cm" fo:padding-left="0.303cm" fo:padding-right="0.303cm"/>
    </style:style>
    <style:style style:name="gr32" style:family="graphic" style:parent-style-name="standard">
      <style:graphic-properties draw:stroke="none" svg:stroke-color="#000000" draw:fill="none" draw:fill-color="#ffffff" fo:min-height="0.622cm"/>
    </style:style>
    <style:style style:name="gr33" style:family="graphic" style:parent-style-name="objectwithoutfill">
      <style:graphic-properties svg:stroke-width="0.106cm" svg:stroke-color="#ff3333" draw:marker-start="Circle" draw:marker-start-width="0.359cm" draw:marker-end="Half_20_Circle_20_unfilled" draw:marker-end-width="0.359cm" svg:stroke-linecap="round" draw:fill="none" draw:textarea-vertical-align="middle" fo:padding-top="0.178cm" fo:padding-bottom="0.178cm" fo:padding-left="0.303cm" fo:padding-right="0.303cm"/>
    </style:style>
    <style:style style:name="gr34" style:family="graphic" style:parent-style-name="objectwithoutfill">
      <style:graphic-properties svg:stroke-width="0.106cm" svg:stroke-color="#996633" draw:marker-start="Circle" draw:marker-start-width="0.359cm" draw:marker-end="Square" draw:marker-end-width="0.459cm" draw:fill="none" draw:textarea-vertical-align="middle" fo:padding-top="0.178cm" fo:padding-bottom="0.178cm" fo:padding-left="0.303cm" fo:padding-right="0.303cm"/>
    </style:style>
    <style:style style:name="gr3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36" style:family="graphic" style:parent-style-name="objectwithoutfill">
      <style:graphic-properties svg:stroke-width="0.106cm" svg:stroke-color="#000000" draw:marker-start="Circle" draw:marker-start-width="0.359cm" draw:marker-end="Square" draw:marker-end-width="0.359cm" svg:stroke-linecap="round" draw:fill="none" draw:textarea-vertical-align="middle" fo:padding-top="0.178cm" fo:padding-bottom="0.178cm" fo:padding-left="0.303cm" fo:padding-right="0.303cm"/>
    </style:style>
    <style:style style:name="gr37" style:family="graphic" style:parent-style-name="standard">
      <style:graphic-properties draw:stroke="none" svg:stroke-color="#000000" draw:fill="none" draw:fill-color="#ffffff" fo:min-height="0.805cm"/>
    </style:style>
    <style:style style:name="gr38" style:family="graphic" style:parent-style-name="standard">
      <style:graphic-properties draw:stroke="none" svg:stroke-color="#000000" draw:fill="none" draw:fill-color="#ffffff" fo:min-height="0.949cm"/>
    </style:style>
    <style:style style:name="gr39" style:family="graphic" style:parent-style-name="standard">
      <style:graphic-properties svg:stroke-color="#000000" draw:fill-color="#000000" draw:textarea-horizontal-align="justify" draw:textarea-vertical-align="middle" draw:auto-grow-height="false" fo:min-height="0cm" fo:min-width="0cm"/>
    </style:style>
    <style:style style:name="gr40" style:family="graphic" style:parent-style-name="standard">
      <style:graphic-properties draw:fill-color="#000000" draw:textarea-vertical-align="middle" draw:auto-grow-height="false" fo:min-height="0.749cm" fo:min-width="0.499cm"/>
    </style:style>
    <style:style style:name="P1" style:family="paragraph">
      <style:paragraph-properties fo:text-align="center"/>
    </style:style>
    <style:style style:name="P2" style:family="paragraph">
      <style:text-properties fo:font-size="12pt"/>
    </style:style>
    <style:style style:name="T1" style:family="text">
      <style:text-properties fo:font-size="12pt"/>
    </style:style>
    <style:style style:name="T2" style:family="text">
      <style:text-properties fo:font-family="Arial" style:font-style-name="Regular" style:font-family-generic="swiss" fo:font-size="12pt" style:font-family-asian="Arial" style:font-style-name-asian="Regular" style:font-family-generic-asian="swiss" style:font-family-complex="Arial" style:font-style-name-complex="Regular" style:font-family-generic-complex="swiss"/>
    </style:style>
    <style:style style:name="T3" style:family="text">
      <style:text-properties style:text-position="-33% 58%"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breadboard" svg:x1="1.3cm" svg:y1="12.9cm" svg:x2="1.3cm" svg:y2="1.4cm">
          <text:p/>
        </draw:line>
        <draw:line draw:style-name="gr1" draw:text-style-name="P1" draw:layer="breadboard" svg:x1="1.7cm" svg:y1="12.9cm" svg:x2="1.7cm" svg:y2="1.4cm">
          <text:p/>
        </draw:line>
        <draw:line draw:style-name="gr1" draw:text-style-name="P1" draw:layer="breadboard" svg:x1="2.1cm" svg:y1="12.9cm" svg:x2="2.1cm" svg:y2="1.4cm">
          <text:p/>
        </draw:line>
        <draw:line draw:style-name="gr1" draw:text-style-name="P1" draw:layer="breadboard" svg:x1="2.5cm" svg:y1="12.9cm" svg:x2="2.5cm" svg:y2="1.4cm">
          <text:p/>
        </draw:line>
        <draw:line draw:style-name="gr1" draw:text-style-name="P1" draw:layer="breadboard" svg:x1="2.9cm" svg:y1="12.9cm" svg:x2="2.9cm" svg:y2="1.4cm">
          <text:p/>
        </draw:line>
        <draw:line draw:style-name="gr1" draw:text-style-name="P1" draw:layer="breadboard" svg:x1="3.3cm" svg:y1="12.9cm" svg:x2="3.3cm" svg:y2="1.4cm">
          <text:p/>
        </draw:line>
        <draw:line draw:style-name="gr1" draw:text-style-name="P1" draw:layer="breadboard" svg:x1="3.7cm" svg:y1="12.9cm" svg:x2="3.7cm" svg:y2="1.4cm">
          <text:p/>
        </draw:line>
        <draw:line draw:style-name="gr1" draw:text-style-name="P1" draw:layer="breadboard" svg:x1="4.1cm" svg:y1="12.9cm" svg:x2="4.1cm" svg:y2="1.4cm">
          <text:p/>
        </draw:line>
        <draw:line draw:style-name="gr1" draw:text-style-name="P1" draw:layer="breadboard" svg:x1="4.5cm" svg:y1="12.9cm" svg:x2="4.5cm" svg:y2="1.4cm">
          <text:p/>
        </draw:line>
        <draw:line draw:style-name="gr1" draw:text-style-name="P1" draw:layer="breadboard" svg:x1="4.9cm" svg:y1="12.9cm" svg:x2="4.9cm" svg:y2="1.4cm">
          <text:p/>
        </draw:line>
        <draw:line draw:style-name="gr1" draw:text-style-name="P1" draw:layer="breadboard" svg:x1="5.3cm" svg:y1="12.9cm" svg:x2="5.3cm" svg:y2="1.4cm">
          <text:p/>
        </draw:line>
        <draw:line draw:style-name="gr1" draw:text-style-name="P1" draw:layer="breadboard" svg:x1="5.7cm" svg:y1="12.9cm" svg:x2="5.7cm" svg:y2="1.4cm">
          <text:p/>
        </draw:line>
        <draw:line draw:style-name="gr1" draw:text-style-name="P1" draw:layer="breadboard" svg:x1="6.1cm" svg:y1="12.9cm" svg:x2="6.1cm" svg:y2="1.4cm">
          <text:p/>
        </draw:line>
        <draw:line draw:style-name="gr1" draw:text-style-name="P1" draw:layer="breadboard" svg:x1="6.5cm" svg:y1="12.9cm" svg:x2="6.5cm" svg:y2="1.4cm">
          <text:p/>
        </draw:line>
        <draw:line draw:style-name="gr1" draw:text-style-name="P1" draw:layer="breadboard" svg:x1="6.9cm" svg:y1="12.9cm" svg:x2="6.9cm" svg:y2="1.4cm">
          <text:p/>
        </draw:line>
        <draw:line draw:style-name="gr1" draw:text-style-name="P1" draw:layer="breadboard" svg:x1="7.3cm" svg:y1="12.9cm" svg:x2="7.3cm" svg:y2="1.4cm">
          <text:p/>
        </draw:line>
        <draw:line draw:style-name="gr1" draw:text-style-name="P1" draw:layer="breadboard" svg:x1="7.7cm" svg:y1="12.9cm" svg:x2="7.7cm" svg:y2="1.4cm">
          <text:p/>
        </draw:line>
        <draw:line draw:style-name="gr1" draw:text-style-name="P1" draw:layer="breadboard" svg:x1="8.1cm" svg:y1="12.9cm" svg:x2="8.1cm" svg:y2="1.4cm">
          <text:p/>
        </draw:line>
        <draw:line draw:style-name="gr1" draw:text-style-name="P1" draw:layer="breadboard" svg:x1="8.5cm" svg:y1="12.9cm" svg:x2="8.5cm" svg:y2="1.4cm">
          <text:p/>
        </draw:line>
        <draw:line draw:style-name="gr1" draw:text-style-name="P1" draw:layer="breadboard" svg:x1="8.9cm" svg:y1="12.9cm" svg:x2="8.9cm" svg:y2="1.4cm">
          <text:p/>
        </draw:line>
        <draw:line draw:style-name="gr1" draw:text-style-name="P1" draw:layer="breadboard" svg:x1="9.3cm" svg:y1="12.9cm" svg:x2="9.3cm" svg:y2="1.4cm">
          <text:p/>
        </draw:line>
        <draw:line draw:style-name="gr1" draw:text-style-name="P1" draw:layer="breadboard" svg:x1="9.7cm" svg:y1="12.9cm" svg:x2="9.7cm" svg:y2="1.4cm">
          <text:p/>
        </draw:line>
        <draw:line draw:style-name="gr1" draw:text-style-name="P1" draw:layer="breadboard" svg:x1="10.1cm" svg:y1="12.9cm" svg:x2="10.1cm" svg:y2="1.4cm">
          <text:p/>
        </draw:line>
        <draw:line draw:style-name="gr1" draw:text-style-name="P1" draw:layer="breadboard" svg:x1="10.5cm" svg:y1="12.9cm" svg:x2="10.5cm" svg:y2="1.4cm">
          <text:p/>
        </draw:line>
        <draw:line draw:style-name="gr1" draw:text-style-name="P1" draw:layer="breadboard" svg:x1="10.9cm" svg:y1="12.9cm" svg:x2="10.9cm" svg:y2="1.4cm">
          <text:p/>
        </draw:line>
        <draw:line draw:style-name="gr1" draw:text-style-name="P1" draw:layer="breadboard" svg:x1="11.3cm" svg:y1="12.9cm" svg:x2="11.3cm" svg:y2="1.4cm">
          <text:p/>
        </draw:line>
        <draw:line draw:style-name="gr1" draw:text-style-name="P1" draw:layer="breadboard" svg:x1="11.7cm" svg:y1="12.9cm" svg:x2="11.7cm" svg:y2="1.4cm">
          <text:p/>
        </draw:line>
        <draw:line draw:style-name="gr1" draw:text-style-name="P1" draw:layer="breadboard" svg:x1="12.1cm" svg:y1="12.9cm" svg:x2="12.1cm" svg:y2="1.4cm">
          <text:p/>
        </draw:line>
        <draw:line draw:style-name="gr1" draw:text-style-name="P1" draw:layer="breadboard" svg:x1="12.5cm" svg:y1="12.9cm" svg:x2="12.5cm" svg:y2="1.4cm">
          <text:p/>
        </draw:line>
        <draw:line draw:style-name="gr1" draw:text-style-name="P1" draw:layer="breadboard" svg:x1="12.9cm" svg:y1="12.9cm" svg:x2="12.9cm" svg:y2="1.4cm">
          <text:p/>
        </draw:line>
        <draw:line draw:style-name="gr1" draw:text-style-name="P1" draw:layer="breadboard" svg:x1="13.3cm" svg:y1="12.9cm" svg:x2="13.3cm" svg:y2="1.4cm">
          <text:p/>
        </draw:line>
        <draw:line draw:style-name="gr1" draw:text-style-name="P1" draw:layer="breadboard" svg:x1="13.7cm" svg:y1="12.9cm" svg:x2="13.7cm" svg:y2="1.4cm">
          <text:p/>
        </draw:line>
        <draw:line draw:style-name="gr1" draw:text-style-name="P1" draw:layer="breadboard" svg:x1="14.1cm" svg:y1="12.9cm" svg:x2="14.1cm" svg:y2="1.4cm">
          <text:p/>
        </draw:line>
        <draw:line draw:style-name="gr1" draw:text-style-name="P1" draw:layer="breadboard" svg:x1="14.5cm" svg:y1="12.9cm" svg:x2="14.5cm" svg:y2="1.4cm">
          <text:p/>
        </draw:line>
        <draw:line draw:style-name="gr1" draw:text-style-name="P1" draw:layer="breadboard" svg:x1="14.9cm" svg:y1="12.9cm" svg:x2="14.9cm" svg:y2="1.4cm">
          <text:p/>
        </draw:line>
        <draw:line draw:style-name="gr1" draw:text-style-name="P1" draw:layer="breadboard" svg:x1="15.3cm" svg:y1="12.9cm" svg:x2="15.3cm" svg:y2="1.4cm">
          <text:p/>
        </draw:line>
        <draw:line draw:style-name="gr1" draw:text-style-name="P1" draw:layer="breadboard" svg:x1="15.7cm" svg:y1="12.9cm" svg:x2="15.7cm" svg:y2="1.4cm">
          <text:p/>
        </draw:line>
        <draw:line draw:style-name="gr1" draw:text-style-name="P1" draw:layer="breadboard" svg:x1="16.1cm" svg:y1="12.9cm" svg:x2="16.1cm" svg:y2="1.4cm">
          <text:p/>
        </draw:line>
        <draw:line draw:style-name="gr1" draw:text-style-name="P1" draw:layer="breadboard" svg:x1="16.5cm" svg:y1="12.9cm" svg:x2="16.5cm" svg:y2="1.4cm">
          <text:p/>
        </draw:line>
        <draw:line draw:style-name="gr1" draw:text-style-name="P1" draw:layer="breadboard" svg:x1="16.9cm" svg:y1="12.9cm" svg:x2="16.9cm" svg:y2="1.4cm">
          <text:p/>
        </draw:line>
        <draw:line draw:style-name="gr1" draw:text-style-name="P1" draw:layer="breadboard" svg:x1="17.3cm" svg:y1="12.9cm" svg:x2="17.3cm" svg:y2="1.4cm">
          <text:p/>
        </draw:line>
        <draw:line draw:style-name="gr1" draw:text-style-name="P1" draw:layer="breadboard" svg:x1="17.7cm" svg:y1="12.9cm" svg:x2="17.7cm" svg:y2="1.4cm">
          <text:p/>
        </draw:line>
        <draw:line draw:style-name="gr1" draw:text-style-name="P1" draw:layer="breadboard" svg:x1="18.1cm" svg:y1="12.9cm" svg:x2="18.1cm" svg:y2="1.4cm">
          <text:p/>
        </draw:line>
        <draw:line draw:style-name="gr1" draw:text-style-name="P1" draw:layer="breadboard" svg:x1="18.5cm" svg:y1="12.9cm" svg:x2="18.5cm" svg:y2="1.4cm">
          <text:p/>
        </draw:line>
        <draw:line draw:style-name="gr1" draw:text-style-name="P1" draw:layer="breadboard" svg:x1="18.9cm" svg:y1="12.9cm" svg:x2="18.9cm" svg:y2="1.4cm">
          <text:p/>
        </draw:line>
        <draw:line draw:style-name="gr1" draw:text-style-name="P1" draw:layer="breadboard" svg:x1="19.3cm" svg:y1="12.9cm" svg:x2="19.3cm" svg:y2="1.4cm">
          <text:p/>
        </draw:line>
        <draw:line draw:style-name="gr1" draw:text-style-name="P1" draw:layer="breadboard" svg:x1="19.7cm" svg:y1="12.9cm" svg:x2="19.7cm" svg:y2="1.4cm">
          <text:p/>
        </draw:line>
        <draw:line draw:style-name="gr1" draw:text-style-name="P1" draw:layer="breadboard" svg:x1="19.7cm" svg:y1="12.9cm" svg:x2="19.7cm" svg:y2="1.4cm">
          <text:p/>
        </draw:line>
        <draw:line draw:style-name="gr2" draw:text-style-name="P1" draw:layer="breadboard" svg:x1="1cm" svg:y1="10.5cm" svg:x2="20cm" svg:y2="10.5cm">
          <text:p/>
        </draw:line>
        <draw:line draw:style-name="gr3" draw:text-style-name="P1" draw:layer="breadboard" svg:x1="1cm" svg:y1="10.5cm" svg:x2="4.5cm" svg:y2="10.5cm">
          <text:p/>
        </draw:line>
        <draw:line draw:style-name="gr4" draw:text-style-name="P1" draw:layer="breadboard" svg:x1="1cm" svg:y1="1.7cm" svg:x2="20cm" svg:y2="1.7cm">
          <text:p/>
        </draw:line>
        <draw:line draw:style-name="gr4" draw:text-style-name="P1" draw:layer="breadboard" svg:x1="1cm" svg:y1="2.1cm" svg:x2="20cm" svg:y2="2.1cm">
          <text:p/>
        </draw:line>
        <draw:line draw:style-name="gr4" draw:text-style-name="P1" draw:layer="breadboard" svg:x1="1cm" svg:y1="2.5cm" svg:x2="20cm" svg:y2="2.5cm">
          <text:p/>
        </draw:line>
        <draw:line draw:style-name="gr4" draw:text-style-name="P1" draw:layer="breadboard" svg:x1="1cm" svg:y1="2.9cm" svg:x2="20cm" svg:y2="2.9cm">
          <text:p/>
        </draw:line>
        <draw:line draw:style-name="gr4" draw:text-style-name="P1" draw:layer="breadboard" svg:x1="1cm" svg:y1="3.3cm" svg:x2="20cm" svg:y2="3.3cm">
          <text:p/>
        </draw:line>
        <draw:line draw:style-name="gr4" draw:text-style-name="P1" draw:layer="breadboard" svg:x1="1cm" svg:y1="3.7cm" svg:x2="20cm" svg:y2="3.7cm">
          <text:p/>
        </draw:line>
        <draw:line draw:style-name="gr4" draw:text-style-name="P1" draw:layer="breadboard" svg:x1="1cm" svg:y1="4.1cm" svg:x2="20cm" svg:y2="4.1cm">
          <text:p/>
        </draw:line>
        <draw:line draw:style-name="gr4" draw:text-style-name="P1" draw:layer="breadboard" svg:x1="1cm" svg:y1="4.5cm" svg:x2="20cm" svg:y2="4.5cm">
          <text:p/>
        </draw:line>
        <draw:line draw:style-name="gr4" draw:text-style-name="P1" draw:layer="breadboard" svg:x1="1cm" svg:y1="4.9cm" svg:x2="20cm" svg:y2="4.9cm">
          <text:p/>
        </draw:line>
        <draw:line draw:style-name="gr4" draw:text-style-name="P1" draw:layer="breadboard" svg:x1="1cm" svg:y1="5.3cm" svg:x2="20cm" svg:y2="5.3cm">
          <text:p/>
        </draw:line>
        <draw:line draw:style-name="gr4" draw:text-style-name="P1" draw:layer="breadboard" svg:x1="1cm" svg:y1="5.7cm" svg:x2="20cm" svg:y2="5.7cm">
          <text:p/>
        </draw:line>
        <draw:line draw:style-name="gr4" draw:text-style-name="P1" draw:layer="breadboard" svg:x1="1cm" svg:y1="6.1cm" svg:x2="20cm" svg:y2="6.1cm">
          <text:p/>
        </draw:line>
        <draw:line draw:style-name="gr4" draw:text-style-name="P1" draw:layer="breadboard" svg:x1="1cm" svg:y1="6.5cm" svg:x2="20cm" svg:y2="6.5cm">
          <text:p/>
        </draw:line>
        <draw:line draw:style-name="gr4" draw:text-style-name="P1" draw:layer="breadboard" svg:x1="1cm" svg:y1="6.9cm" svg:x2="20cm" svg:y2="6.9cm">
          <text:p/>
        </draw:line>
        <draw:line draw:style-name="gr4" draw:text-style-name="P1" draw:layer="breadboard" svg:x1="1cm" svg:y1="7.3cm" svg:x2="20cm" svg:y2="7.3cm">
          <text:p/>
        </draw:line>
        <draw:line draw:style-name="gr4" draw:text-style-name="P1" draw:layer="breadboard" svg:x1="1cm" svg:y1="7.7cm" svg:x2="20cm" svg:y2="7.7cm">
          <text:p/>
        </draw:line>
        <draw:line draw:style-name="gr5" draw:text-style-name="P1" draw:layer="breadboard" svg:x1="1cm" svg:y1="8.1cm" svg:x2="20cm" svg:y2="8.1cm">
          <text:p/>
        </draw:line>
        <draw:line draw:style-name="gr4" draw:text-style-name="P1" draw:layer="breadboard" svg:x1="1cm" svg:y1="8.5cm" svg:x2="20cm" svg:y2="8.5cm">
          <text:p/>
        </draw:line>
        <draw:line draw:style-name="gr6" draw:text-style-name="P1" draw:layer="breadboard" svg:x1="1cm" svg:y1="8.9cm" svg:x2="20cm" svg:y2="8.9cm">
          <text:p/>
        </draw:line>
        <draw:line draw:style-name="gr4" draw:text-style-name="P1" draw:layer="breadboard" svg:x1="1cm" svg:y1="9.3cm" svg:x2="20cm" svg:y2="9.3cm">
          <text:p/>
        </draw:line>
        <draw:line draw:style-name="gr4" draw:text-style-name="P1" draw:layer="breadboard" svg:x1="1cm" svg:y1="9.7cm" svg:x2="20cm" svg:y2="9.7cm">
          <text:p/>
        </draw:line>
        <draw:line draw:style-name="gr4" draw:text-style-name="P1" draw:layer="breadboard" svg:x1="1cm" svg:y1="10.1cm" svg:x2="20cm" svg:y2="10.1cm">
          <text:p/>
        </draw:line>
        <draw:line draw:style-name="gr4" draw:text-style-name="P1" draw:layer="breadboard" svg:x1="1cm" svg:y1="10.9cm" svg:x2="20cm" svg:y2="10.9cm">
          <text:p/>
        </draw:line>
        <draw:line draw:style-name="gr4" draw:text-style-name="P1" draw:layer="breadboard" svg:x1="1cm" svg:y1="11.3cm" svg:x2="20cm" svg:y2="11.3cm">
          <text:p/>
        </draw:line>
        <draw:line draw:style-name="gr4" draw:text-style-name="P1" draw:layer="breadboard" svg:x1="1cm" svg:y1="11.7cm" svg:x2="20cm" svg:y2="11.7cm">
          <text:p/>
        </draw:line>
        <draw:line draw:style-name="gr4" draw:text-style-name="P1" draw:layer="breadboard" svg:x1="1cm" svg:y1="12.1cm" svg:x2="20cm" svg:y2="12.1cm">
          <text:p/>
        </draw:line>
        <draw:line draw:style-name="gr4" draw:text-style-name="P1" draw:layer="breadboard" svg:x1="1cm" svg:y1="12.5cm" svg:x2="20cm" svg:y2="12.5cm">
          <text:p/>
        </draw:line>
        <draw:g>
          <draw:line draw:style-name="gr7" draw:text-style-name="P1" draw:layer="Components" svg:x1="7.702cm" svg:y1="12.2cm" svg:x2="7.702cm" svg:y2="10.3cm">
            <text:p/>
          </draw:line>
          <draw:g>
            <draw:g>
              <draw:custom-shape draw:style-name="gr8" draw:text-style-name="P1" draw:layer="Components" svg:width="1.03cm" svg:height="0.4cm" draw:transform="rotate (1.5707963267946) translate (7.525cm 11.7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7.5cm" svg:y1="10.941cm" svg:x2="7.961cm" svg:y2="10.941cm">
                <text:p/>
              </draw:line>
              <draw:line draw:style-name="gr10" draw:text-style-name="P1" draw:layer="Components" svg:x1="7.5cm" svg:y1="11.12cm" svg:x2="7.961cm" svg:y2="11.12cm">
                <text:p/>
              </draw:line>
              <draw:line draw:style-name="gr11" draw:text-style-name="P1" draw:layer="Components" svg:x1="7.5cm" svg:y1="11.377cm" svg:x2="7.961cm" svg:y2="11.377cm">
                <text:p/>
              </draw:line>
              <draw:line draw:style-name="gr12" draw:text-style-name="P1" draw:layer="Components" svg:x1="7.5cm" svg:y1="11.629cm" svg:x2="7.961cm" svg:y2="11.629cm">
                <text:p/>
              </draw:line>
            </draw:g>
            <draw:frame draw:style-name="gr13" draw:text-style-name="P2" draw:layer="Components" svg:width="1.7cm" svg:height="0.729cm" draw:transform="rotate (-1.57079632679579) translate (8.603cm 10.47cm)">
              <draw:text-box>
                <text:p><text:span text:style-name="T1">220</text:span><text:span text:style-name="T2">Ω</text:span></text:p>
              </draw:text-box>
            </draw:frame>
          </draw:g>
        </draw:g>
        <draw:g>
          <draw:path draw:style-name="gr14" draw:text-style-name="P1" draw:layer="Components" svg:width="0.913cm" svg:height="1.866cm" svg:x="1.586cm" svg:y="7.264cm" svg:viewBox="0 0 914 1867" svg:d="M903 1867c42-386-27-909-436-994-600-125 493-1178-311-786l-156-84">
            <text:p/>
          </draw:path>
          <draw:frame draw:style-name="gr15" draw:text-style-name="P2" draw:layer="Components" svg:width="2.083cm" svg:height="0.776cm" svg:x="-0.097cm" svg:y="6.8cm">
            <draw:text-box>
              <text:p><text:span text:style-name="T1">PP3 -ve</text:span></text:p>
            </draw:text-box>
          </draw:frame>
        </draw:g>
        <draw:custom-shape draw:style-name="gr16" draw:text-style-name="P1" draw:layer="Components" svg:width="0.707cm" svg:height="0.707cm" draw:transform="rotate (0.7853981633973) translate (3.998cm 10.5cm)">
          <text:p/>
          <draw:enhanced-geometry svg:viewBox="0 0 21600 21600" draw:mirror-horizontal="false" draw:mirror-vertical="false" draw:glue-points="10800 0 0 10800 10800 21600 21600 10800" draw:path-stretchpoint-x="10800" draw:path-stretchpoint-y="10800" draw:text-areas="?f1 ?f1 ?f2 ?f3" draw:type="cross" draw:modifiers="7589.675270607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line draw:style-name="gr7" draw:text-style-name="P1" draw:layer="Components" svg:x1="6.101cm" svg:y1="11.848cm" svg:x2="6.101cm" svg:y2="9.548cm">
              <text:p/>
            </draw:line>
            <draw:custom-shape draw:style-name="gr17" draw:text-style-name="P1" draw:layer="Components" svg:width="1.43cm" svg:height="0.45cm" draw:transform="rotate (1.5707963267946) translate (5.853cm 11.4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Components" svg:x1="5.848cm" svg:y1="10.294cm" svg:x2="6.309cm" svg:y2="10.294cm">
              <text:p/>
            </draw:line>
            <draw:line draw:style-name="gr19" draw:text-style-name="P1" draw:layer="Components" svg:x1="5.848cm" svg:y1="10.564cm" svg:x2="6.309cm" svg:y2="10.564cm">
              <text:p/>
            </draw:line>
            <draw:line draw:style-name="gr20" draw:text-style-name="P1" draw:layer="Components" svg:x1="5.848cm" svg:y1="10.834cm" svg:x2="6.309cm" svg:y2="10.834cm">
              <text:p/>
            </draw:line>
            <draw:line draw:style-name="gr21" draw:text-style-name="P1" draw:layer="Components" svg:x1="5.848cm" svg:y1="11.098cm" svg:x2="6.309cm" svg:y2="11.098cm">
              <text:p/>
            </draw:line>
          </draw:g>
          <draw:frame draw:style-name="gr22" draw:text-style-name="P2" draw:layer="Components" svg:width="1.57cm" svg:height="0.725cm" draw:transform="rotate (-1.57079632679579) translate (6.948cm 9.878cm)">
            <draw:text-box>
              <text:p><text:span text:style-name="T1">10k</text:span></text:p>
            </draw:text-box>
          </draw:frame>
        </draw:g>
        <draw:g>
          <draw:g>
            <draw:rect draw:style-name="gr23" draw:text-style-name="P1" draw:layer="Components" svg:width="0.6cm" svg:height="1.2cm" svg:x="2.597cm" svg:y="10.305cm">
              <text:p/>
            </draw:rect>
            <draw:circle draw:style-name="gr24" draw:text-style-name="P1" draw:layer="Components" svg:width="0.2cm" svg:height="0.2cm" svg:x="2.823cm" svg:y="10.823cm">
              <text:p/>
            </draw:circle>
            <draw:circle draw:style-name="gr24" draw:text-style-name="P1" draw:layer="Components" svg:width="0.2cm" svg:height="0.2cm" svg:x="2.823cm" svg:y="10.423cm">
              <text:p/>
            </draw:circle>
            <draw:circle draw:style-name="gr24" draw:text-style-name="P1" draw:layer="Components" svg:width="0.2cm" svg:height="0.2cm" svg:x="2.823cm" svg:y="11.223cm">
              <text:p/>
            </draw:circle>
            <draw:rect draw:style-name="gr25" draw:text-style-name="P1" draw:layer="Components" svg:width="0.1cm" svg:height="1.2cm" svg:x="2.597cm" svg:y="10.305cm">
              <text:p/>
            </draw:rect>
          </draw:g>
          <draw:frame draw:style-name="gr22" draw:text-style-name="P2" draw:layer="Components" svg:width="0.72cm" svg:height="0.725cm" svg:x="3.049cm" svg:y="10.169cm">
            <draw:text-box>
              <text:p><text:span text:style-name="T1">S</text:span></text:p>
            </draw:text-box>
          </draw:frame>
          <draw:frame draw:style-name="gr22" draw:text-style-name="P2" draw:layer="Components" svg:width="0.72cm" svg:height="0.725cm" svg:x="3.049cm" svg:y="10.601cm">
            <draw:text-box>
              <text:p><text:span text:style-name="T1">D</text:span></text:p>
            </draw:text-box>
          </draw:frame>
          <draw:frame draw:style-name="gr22" draw:text-style-name="P2" draw:layer="Components" svg:width="0.72cm" svg:height="0.725cm" svg:x="3.049cm" svg:y="11.04cm">
            <draw:text-box>
              <text:p><text:span text:style-name="T1">G</text:span></text:p>
            </draw:text-box>
          </draw:frame>
        </draw:g>
        <draw:custom-shape draw:style-name="gr16" draw:text-style-name="P1" draw:layer="Components" svg:width="0.707cm" svg:height="0.707cm" draw:transform="rotate (0.7853981633973) translate (4cm 10.9cm)">
          <text:p/>
          <draw:enhanced-geometry svg:viewBox="0 0 21600 21600" draw:mirror-horizontal="false" draw:mirror-vertical="false" draw:glue-points="10800 0 0 10800 10800 21600 21600 10800" draw:path-stretchpoint-x="10800" draw:path-stretchpoint-y="10800" draw:text-areas="?f1 ?f1 ?f2 ?f3" draw:type="cross" draw:modifiers="7589.675270607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7" draw:text-style-name="P1" draw:layer="Components" svg:x1="9.7cm" svg:y1="11.5cm" svg:x2="9.7cm" svg:y2="9.55cm">
          <text:p/>
        </draw:line>
        <draw:g>
          <draw:line draw:style-name="gr7" draw:text-style-name="P1" draw:layer="Components" svg:x1="5.299cm" svg:y1="11.857cm" svg:x2="5.299cm" svg:y2="10.357cm">
            <text:p/>
          </draw:line>
          <draw:rect draw:style-name="gr26" draw:text-style-name="P1" draw:layer="Components" svg:width="0.35cm" svg:height="0.7cm" svg:x="5.119cm" svg:y="10.757cm">
            <text:p/>
          </draw:rect>
          <draw:rect draw:style-name="gr27" draw:text-style-name="P1" draw:layer="Components" svg:width="0.35cm" svg:height="0.15cm" svg:x="5.119cm" svg:y="10.888cm">
            <text:p/>
          </draw:rect>
        </draw:g>
        <draw:g>
          <draw:line draw:style-name="gr7" draw:text-style-name="P1" draw:layer="Components" svg:x1="8.506cm" svg:y1="10.726cm" svg:x2="8.506cm" svg:y2="12.226cm">
            <text:p/>
          </draw:line>
          <draw:rect draw:style-name="gr26" draw:text-style-name="P1" draw:layer="Components" svg:width="-0.35cm" svg:height="-0.7cm" svg:x="8.676cm" svg:y="11.826cm">
            <text:p/>
          </draw:rect>
          <draw:rect draw:style-name="gr27" draw:text-style-name="P1" draw:layer="Components" svg:width="-0.35cm" svg:height="-0.15cm" svg:x="8.676cm" svg:y="11.695cm">
            <text:p/>
          </draw:rect>
        </draw:g>
        <draw:g>
          <draw:line draw:style-name="gr7" draw:text-style-name="P1" draw:layer="Components" svg:x1="4.248cm" svg:y1="9.72cm" svg:x2="2.348cm" svg:y2="9.72cm">
            <text:p/>
          </draw:line>
          <draw:g>
            <draw:g>
              <draw:custom-shape draw:style-name="gr8" draw:text-style-name="P1" draw:layer="Components" svg:width="-1.03cm" svg:height="-0.4cm" svg:x="3.803cm" svg:y="9.8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2.989cm" svg:y1="9.922cm" svg:x2="2.989cm" svg:y2="9.461cm">
                <text:p/>
              </draw:line>
              <draw:line draw:style-name="gr10" draw:text-style-name="P1" draw:layer="Components" svg:x1="3.168cm" svg:y1="9.922cm" svg:x2="3.168cm" svg:y2="9.462cm">
                <text:p/>
              </draw:line>
              <draw:line draw:style-name="gr11" draw:text-style-name="P1" draw:layer="Components" svg:x1="3.425cm" svg:y1="9.922cm" svg:x2="3.425cm" svg:y2="9.461cm">
                <text:p/>
              </draw:line>
              <draw:line draw:style-name="gr12" draw:text-style-name="P1" draw:layer="Components" svg:x1="3.676cm" svg:y1="9.922cm" svg:x2="3.676cm" svg:y2="9.461cm">
                <text:p/>
              </draw:line>
            </draw:g>
            <draw:frame draw:style-name="gr28" draw:text-style-name="P2" draw:layer="Components" svg:width="1.52cm" svg:height="0.8cm" svg:x="2.648cm" svg:y="8.793cm">
              <draw:text-box>
                <text:p><text:span text:style-name="T1">220k</text:span></text:p>
              </draw:text-box>
            </draw:frame>
          </draw:g>
        </draw:g>
        <draw:line draw:style-name="gr7" draw:text-style-name="P1" draw:layer="Components" svg:x1="8.9cm" svg:y1="10.672cm" svg:x2="8.9cm" svg:y2="9.122cm">
          <text:p/>
        </draw:line>
        <draw:line draw:style-name="gr4" draw:text-style-name="P1" draw:layer="Components" svg:x1="1cm" svg:y1="12.5cm" svg:x2="20cm" svg:y2="12.5cm">
          <text:p/>
        </draw:line>
        <draw:line draw:style-name="gr4" draw:text-style-name="P1" draw:layer="Components" svg:x1="1cm" svg:y1="12.5cm" svg:x2="20cm" svg:y2="12.5cm">
          <text:p/>
        </draw:line>
        <draw:line draw:style-name="gr3" draw:text-style-name="P1" draw:layer="Components" svg:x1="1cm" svg:y1="12.5cm" svg:x2="20cm" svg:y2="12.5cm">
          <text:p/>
        </draw:line>
        <draw:g>
          <draw:path draw:style-name="gr29" draw:text-style-name="P1" draw:layer="Components" svg:width="0.913cm" svg:height="3.912cm" svg:x="9.27cm" svg:y="10.722cm" svg:viewBox="0 0 914 3913" svg:d="M11 0c-42 809 27 1905 436 2083 600 262-493 2468 311 1648l156 176">
            <text:p/>
          </draw:path>
          <draw:frame draw:style-name="gr30" draw:text-style-name="P2" draw:layer="Components" svg:width="1.969cm" svg:height="0.943cm" svg:x="10.031cm" svg:y="14.257cm">
            <draw:text-box>
              <text:p><text:span text:style-name="T1">Dig</text:span><text:span text:style-name="T3">LATCH</text:span></text:p>
            </draw:text-box>
          </draw:frame>
        </draw:g>
        <draw:g>
          <draw:path draw:style-name="gr31" draw:text-style-name="P1" draw:layer="Components" svg:width="2.082cm" svg:height="3.529cm" svg:x="1.644cm" svg:y="10.764cm" svg:viewBox="0 0 2083 3530" svg:d="M24 0c-95 730 62 1718 994 1879 1368 236-1124 2226 709 1487l356 158">
            <text:p/>
          </draw:path>
          <draw:frame draw:style-name="gr32" draw:text-style-name="P2" draw:layer="Components" svg:width="1.242cm" svg:height="0.872cm" svg:x="3.584cm" svg:y="14.102cm">
            <draw:text-box>
              <text:p><text:span text:style-name="T1">Vin</text:span></text:p>
            </draw:text-box>
          </draw:frame>
        </draw:g>
        <draw:g>
          <draw:path draw:style-name="gr33" draw:text-style-name="P1" draw:layer="Components" svg:width="0.913cm" svg:height="3.885cm" svg:x="0.4cm" svg:y="10.314cm" svg:viewBox="0 0 914 3886" svg:d="M903 0c42 804-27 1892-436 2069-600 260 493 2452-311 1636l-156 175">
            <text:p/>
          </draw:path>
          <draw:frame draw:style-name="gr22" draw:text-style-name="P2" draw:layer="Components" svg:width="2.203cm" svg:height="0.725cm" svg:x="-0.2cm" svg:y="14.275cm">
            <draw:text-box>
              <text:p><text:span text:style-name="T1">PP3 +ve</text:span></text:p>
            </draw:text-box>
          </draw:frame>
        </draw:g>
        <draw:g>
          <draw:connector draw:style-name="gr34" draw:text-style-name="P1" draw:layer="Components" draw:type="curve" draw:line-skew="0.668cm" svg:x1="5.08cm" svg:y1="9.71cm" svg:x2="-1.217cm" svg:y2="8.282cm" svg:d="M5080 9710c-3720 0-572-1428-6297-1428">
            <text:p/>
          </draw:connector>
          <draw:connector draw:style-name="gr34" draw:text-style-name="P1" draw:layer="Components" draw:type="curve" draw:line-skew="0.988cm" svg:x1="2.299cm" svg:y1="10.532cm" svg:x2="-1.276cm" svg:y2="9.992cm" svg:d="M2299 10532c-1198 0 589-540-3575-540">
            <text:p/>
          </draw:connector>
          <draw:g>
            <draw:line draw:style-name="gr7" draw:text-style-name="P1" draw:layer="Components" svg:x1="-0.25cm" svg:y1="8.819cm" svg:x2="-1.8cm" svg:y2="8.819cm">
              <text:p/>
            </draw:line>
            <draw:line draw:style-name="gr7" draw:text-style-name="P1" draw:layer="Components" svg:x1="-0.25cm" svg:y1="9.619cm" svg:x2="-1.8cm" svg:y2="9.619cm">
              <text:p/>
            </draw:line>
            <draw:g>
              <draw:rect draw:style-name="gr26" draw:text-style-name="P1" draw:layer="Components" svg:width="0.999cm" svg:height="0.65cm" draw:transform="rotate (1.5707963267946) translate (-1.357cm 9.711cm)">
                <text:p/>
              </draw:rect>
              <draw:line draw:style-name="gr35" draw:text-style-name="P1" draw:layer="Components" svg:x1="-0.987cm" svg:y1="9.7cm" svg:x2="-0.987cm" svg:y2="9.323cm">
                <text:p/>
              </draw:line>
              <draw:line draw:style-name="gr35" draw:text-style-name="P1" draw:layer="Components" svg:x1="-0.987cm" svg:y1="9.077cm" svg:x2="-0.987cm" svg:y2="8.7cm">
                <text:p/>
              </draw:line>
              <draw:line draw:style-name="gr35" draw:text-style-name="P1" draw:layer="Components" svg:x1="-1.265cm" svg:y1="9.244cm" svg:x2="-0.995cm" svg:y2="9.052cm">
                <text:p/>
              </draw:line>
            </draw:g>
          </draw:g>
        </draw:g>
        <draw:g>
          <draw:path draw:style-name="gr36" draw:text-style-name="P1" draw:layer="Components" svg:width="0.913cm" svg:height="1.866cm" svg:x="3.3cm" svg:y="7.233cm" svg:viewBox="0 0 914 1867" svg:d="M11 1867c-42-386 27-909 436-994 600-125-493-1178 311-786l156-84">
            <text:p/>
          </draw:path>
          <draw:frame draw:style-name="gr37" draw:text-style-name="P2" draw:layer="Components" svg:width="1.52cm" svg:height="1.055cm" svg:x="4.317cm" svg:y="6.569cm">
            <draw:text-box>
              <text:p><text:span text:style-name="T1">Gnd</text:span></text:p>
            </draw:text-box>
          </draw:frame>
        </draw:g>
        <draw:g>
          <draw:g>
            <draw:rect draw:style-name="gr23" draw:text-style-name="P1" draw:layer="Components" svg:width="5.072cm" svg:height="1.6cm" svg:x="6.04cm" svg:y="2.808cm">
              <text:p/>
            </draw:rect>
            <draw:circle draw:style-name="gr24" draw:text-style-name="P1" draw:layer="Components" svg:width="0.2cm" svg:height="0.2cm" svg:x="6.166cm" svg:y="3.326cm">
              <text:p/>
            </draw:circle>
            <draw:circle draw:style-name="gr24" draw:text-style-name="P1" draw:layer="Components" svg:width="0.2cm" svg:height="0.2cm" svg:x="6.166cm" svg:y="2.926cm">
              <text:p/>
            </draw:circle>
            <draw:circle draw:style-name="gr24" draw:text-style-name="P1" draw:layer="Components" svg:width="0.2cm" svg:height="0.2cm" svg:x="6.166cm" svg:y="3.726cm">
              <text:p/>
            </draw:circle>
            <draw:circle draw:style-name="gr24" draw:text-style-name="P1" draw:layer="Components" svg:width="0.2cm" svg:height="0.2cm" svg:x="6.166cm" svg:y="4.126cm">
              <text:p/>
            </draw:circle>
          </draw:g>
          <draw:frame draw:style-name="gr22" draw:text-style-name="P2" draw:layer="Components" svg:width="1.52cm" svg:height="0.725cm" svg:x="4.8cm" svg:y="2.672cm">
            <draw:text-box>
              <text:p><text:span text:style-name="T1">SDA</text:span></text:p>
            </draw:text-box>
          </draw:frame>
          <draw:frame draw:style-name="gr22" draw:text-style-name="P2" draw:layer="Components" svg:width="1.52cm" svg:height="0.725cm" svg:x="4.8cm" svg:y="3.073cm">
            <draw:text-box>
              <text:p><text:span text:style-name="T1">SCK</text:span></text:p>
            </draw:text-box>
          </draw:frame>
          <draw:frame draw:style-name="gr22" draw:text-style-name="P2" draw:layer="Components" svg:width="1.52cm" svg:height="0.725cm" svg:x="4.8cm" svg:y="3.474cm">
            <draw:text-box>
              <text:p><text:span text:style-name="T1">VCC</text:span></text:p>
            </draw:text-box>
          </draw:frame>
          <draw:frame draw:style-name="gr22" draw:text-style-name="P2" draw:layer="Components" svg:width="1.52cm" svg:height="0.725cm" svg:x="4.8cm" svg:y="3.875cm">
            <draw:text-box>
              <text:p><text:span text:style-name="T1">GND</text:span></text:p>
            </draw:text-box>
          </draw:frame>
        </draw:g>
        <draw:g>
          <draw:line draw:style-name="gr7" draw:text-style-name="P1" draw:layer="Components" svg:x1="6.902cm" svg:y1="10.624cm" svg:x2="6.902cm" svg:y2="8.774cm">
            <text:p/>
          </draw:line>
          <draw:g>
            <draw:g>
              <draw:custom-shape draw:style-name="gr8" draw:text-style-name="P1" draw:layer="Components" svg:width="1.031cm" svg:height="0.4cm" draw:transform="rotate (1.5707963267946) translate (6.725cm 10.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6.7cm" svg:y1="9.441cm" svg:x2="7.161cm" svg:y2="9.441cm">
                <text:p/>
              </draw:line>
              <draw:line draw:style-name="gr10" draw:text-style-name="P1" draw:layer="Components" svg:x1="6.7cm" svg:y1="9.62cm" svg:x2="7.161cm" svg:y2="9.62cm">
                <text:p/>
              </draw:line>
              <draw:line draw:style-name="gr11" draw:text-style-name="P1" draw:layer="Components" svg:x1="6.7cm" svg:y1="9.877cm" svg:x2="7.161cm" svg:y2="9.877cm">
                <text:p/>
              </draw:line>
              <draw:line draw:style-name="gr12" draw:text-style-name="P1" draw:layer="Components" svg:x1="6.7cm" svg:y1="10.129cm" svg:x2="7.161cm" svg:y2="10.129cm">
                <text:p/>
              </draw:line>
            </draw:g>
            <draw:frame draw:style-name="gr38" draw:text-style-name="P2" draw:layer="Components" svg:width="1.516cm" svg:height="1.199cm" draw:transform="rotate (-1.57079632679579) translate (7.829cm 9.102cm)">
              <draw:text-box>
                <text:p><text:span text:style-name="T1">100k</text:span></text:p>
              </draw:text-box>
            </draw:frame>
          </draw:g>
        </draw:g>
        <draw:custom-shape draw:style-name="gr16" draw:text-style-name="P1" draw:layer="Components" svg:width="0.707cm" svg:height="0.707cm" draw:transform="rotate (0.7853981633973) translate (2.801cm 9.703cm)">
          <text:p/>
          <draw:enhanced-geometry svg:viewBox="0 0 21600 21600" draw:mirror-horizontal="false" draw:mirror-vertical="false" draw:glue-points="10800 0 0 10800 10800 21600 21600 10800" draw:path-stretchpoint-x="10800" draw:path-stretchpoint-y="10800" draw:text-areas="?f1 ?f1 ?f2 ?f3" draw:type="cross" draw:modifiers="7589.675270607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line draw:style-name="gr7" draw:text-style-name="P1" draw:layer="Components" svg:x1="3.72cm" svg:y1="12.226cm" svg:x2="3.72cm" svg:y2="10.326cm">
            <text:p/>
          </draw:line>
          <draw:g>
            <draw:g>
              <draw:custom-shape draw:style-name="gr8" draw:text-style-name="P1" draw:layer="Components" svg:width="0.979cm" svg:height="0.4cm" draw:transform="rotate (1.5707963267946) translate (3.543cm 11.8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3.518cm" svg:y1="11.03cm" svg:x2="3.979cm" svg:y2="11.03cm">
                <text:p/>
              </draw:line>
              <draw:line draw:style-name="gr10" draw:text-style-name="P1" draw:layer="Components" svg:x1="3.518cm" svg:y1="11.2cm" svg:x2="3.979cm" svg:y2="11.2cm">
                <text:p/>
              </draw:line>
              <draw:line draw:style-name="gr11" draw:text-style-name="P1" draw:layer="Components" svg:x1="3.518cm" svg:y1="11.444cm" svg:x2="3.979cm" svg:y2="11.444cm">
                <text:p/>
              </draw:line>
              <draw:line draw:style-name="gr12" draw:text-style-name="P1" draw:layer="Components" svg:x1="3.518cm" svg:y1="11.684cm" svg:x2="3.979cm" svg:y2="11.684cm">
                <text:p/>
              </draw:line>
            </draw:g>
            <draw:frame draw:style-name="gr38" draw:text-style-name="P2" draw:layer="Components" svg:width="1.44cm" svg:height="1.199cm" draw:transform="rotate (-1.57079632679579) translate (4.647cm 10.708cm)">
              <draw:text-box>
                <text:p><text:span text:style-name="T1">100k</text:span></text:p>
              </draw:text-box>
            </draw:frame>
          </draw:g>
        </draw:g>
        <draw:custom-shape draw:style-name="gr16" draw:text-style-name="P1" draw:layer="Components" svg:width="0.707cm" svg:height="0.707cm" draw:transform="rotate (0.7853981633973) translate (4cm 12.1cm)">
          <text:p/>
          <draw:enhanced-geometry svg:viewBox="0 0 21600 21600" draw:mirror-horizontal="false" draw:mirror-vertical="false" draw:glue-points="10800 0 0 10800 10800 21600 21600 10800" draw:path-stretchpoint-x="10800" draw:path-stretchpoint-y="10800" draw:text-areas="?f1 ?f1 ?f2 ?f3" draw:type="cross" draw:modifiers="7589.675270607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7" draw:text-style-name="P1" draw:layer="Components" svg:x1="1.7cm" svg:y1="9.874cm" svg:x2="1.7cm" svg:y2="8.774cm">
          <text:p/>
        </draw:line>
        <draw:g>
          <draw:g>
            <draw:custom-shape draw:style-name="gr39" draw:text-style-name="P1" draw:layer="Components" svg:width="0.604cm" svg:height="0.604cm" draw:transform="skewX (0.0015707963267946) rotate (2.3561944901919) translate (7.295cm 9.7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0" draw:text-style-name="P1" draw:layer="Components" svg:width="1.207cm" svg:height="1.207cm" draw:transform="rotate (2.3561944901919) translate (7.715cm 10.146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ircle draw:style-name="gr24" draw:text-style-name="P1" draw:layer="Components" svg:width="-0.2cm" svg:height="-0.2cm" svg:x="7.816cm" svg:y="9.405cm">
                <text:p/>
              </draw:circle>
              <draw:circle draw:style-name="gr24" draw:text-style-name="P1" draw:layer="Components" svg:width="-0.2cm" svg:height="-0.2cm" svg:x="7.815cm" svg:y="9.805cm">
                <text:p/>
              </draw:circle>
              <draw:circle draw:style-name="gr24" draw:text-style-name="P1" draw:layer="Components" svg:width="-0.2cm" svg:height="-0.2cm" svg:x="7.816cm" svg:y="9.005cm">
                <text:p/>
              </draw:circle>
            </draw:g>
          </draw:g>
          <draw:frame draw:style-name="gr22" draw:text-style-name="P2" draw:layer="Components" svg:width="-0.72cm" svg:height="-0.725cm" svg:x="7.437cm" svg:y="10.039cm">
            <draw:text-box>
              <text:p><text:span text:style-name="T1">C</text:span></text:p>
            </draw:text-box>
          </draw:frame>
          <draw:frame draw:style-name="gr22" draw:text-style-name="P2" draw:layer="Components" svg:width="-0.72cm" svg:height="-0.725cm" svg:x="7.436cm" svg:y="9.607cm">
            <draw:text-box>
              <text:p><text:span text:style-name="T1">B</text:span></text:p>
            </draw:text-box>
          </draw:frame>
          <draw:frame draw:style-name="gr22" draw:text-style-name="P2" draw:layer="Components" svg:width="-0.72cm" svg:height="-0.725cm" svg:x="7.437cm" svg:y="9.168cm">
            <draw:text-box>
              <text:p><text:span text:style-name="T1">E</text:span></text:p>
            </draw:text-box>
          </draw:frame>
        </draw:g>
        <draw:custom-shape draw:style-name="gr16" draw:text-style-name="P1" draw:layer="Components" svg:width="0.707cm" svg:height="0.707cm" draw:transform="rotate (0.7853981633973) translate (6cm 9.7cm)">
          <text:p/>
          <draw:enhanced-geometry svg:viewBox="0 0 21600 21600" draw:mirror-horizontal="false" draw:mirror-vertical="false" draw:glue-points="10800 0 0 10800 10800 21600 21600 10800" draw:path-stretchpoint-x="10800" draw:path-stretchpoint-y="10800" draw:text-areas="?f1 ?f1 ?f2 ?f3" draw:type="cross" draw:modifiers="7589.675270607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th draw:style-name="gr31" draw:text-style-name="P1" draw:layer="Components" svg:width="2.082cm" svg:height="3.899cm" svg:x="1.7cm" svg:y="12.322cm" svg:viewBox="0 0 2083 3900" svg:d="M24 0c-95 807 62 1898 994 2076 1368 261-1124 2459 709 1643l356 174">
            <text:p/>
          </draw:path>
          <draw:frame draw:style-name="gr32" draw:text-style-name="P2" draw:layer="Components" svg:width="1.242cm" svg:height="0.872cm" svg:x="3.64cm" svg:y="15.638cm">
            <draw:text-box>
              <text:p><text:span text:style-name="T1">5v</text:span></text:p>
            </draw:text-box>
          </draw:frame>
        </draw:g>
        <draw:g>
          <draw:line draw:style-name="gr7" draw:text-style-name="P1" draw:layer="Components" svg:x1="10.895cm" svg:y1="10.656cm" svg:x2="10.895cm" svg:y2="8.756cm">
            <text:p/>
          </draw:line>
          <draw:g>
            <draw:g>
              <draw:custom-shape draw:style-name="gr8" draw:text-style-name="P1" draw:layer="Components" svg:width="1.03cm" svg:height="0.4cm" draw:transform="rotate (1.5707963267946) translate (10.718cm 10.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10.693cm" svg:y1="9.397cm" svg:x2="11.154cm" svg:y2="9.397cm">
                <text:p/>
              </draw:line>
              <draw:line draw:style-name="gr10" draw:text-style-name="P1" draw:layer="Components" svg:x1="10.693cm" svg:y1="9.576cm" svg:x2="11.154cm" svg:y2="9.576cm">
                <text:p/>
              </draw:line>
              <draw:line draw:style-name="gr11" draw:text-style-name="P1" draw:layer="Components" svg:x1="10.693cm" svg:y1="9.833cm" svg:x2="11.154cm" svg:y2="9.833cm">
                <text:p/>
              </draw:line>
              <draw:line draw:style-name="gr12" draw:text-style-name="P1" draw:layer="Components" svg:x1="10.693cm" svg:y1="10.085cm" svg:x2="11.154cm" svg:y2="10.085cm">
                <text:p/>
              </draw:line>
            </draw:g>
            <draw:frame draw:style-name="gr13" draw:text-style-name="P2" draw:layer="Components" svg:width="1.7cm" svg:height="0.729cm" draw:transform="rotate (-1.57079632679579) translate (11.796cm 8.926cm)">
              <draw:text-box>
                <text:p><text:span text:style-name="T1">220</text:span><text:span text:style-name="T2">Ω</text:span></text:p>
              </draw:text-box>
            </draw:frame>
          </draw:g>
        </draw:g>
        <draw:g>
          <draw:line draw:style-name="gr7" draw:text-style-name="P1" draw:layer="Components" svg:x1="10.46cm" svg:y1="12.678cm" svg:x2="10.46cm" svg:y2="10.778cm">
            <text:p/>
          </draw:line>
          <draw:g>
            <draw:g>
              <draw:custom-shape draw:style-name="gr8" draw:text-style-name="P1" draw:layer="Components" svg:width="1.03cm" svg:height="0.4cm" draw:transform="rotate (1.5707963267946) translate (10.283cm 12.2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Components" svg:x1="10.258cm" svg:y1="11.419cm" svg:x2="10.719cm" svg:y2="11.419cm">
                <text:p/>
              </draw:line>
              <draw:line draw:style-name="gr10" draw:text-style-name="P1" draw:layer="Components" svg:x1="10.258cm" svg:y1="11.598cm" svg:x2="10.719cm" svg:y2="11.598cm">
                <text:p/>
              </draw:line>
              <draw:line draw:style-name="gr11" draw:text-style-name="P1" draw:layer="Components" svg:x1="10.258cm" svg:y1="11.855cm" svg:x2="10.719cm" svg:y2="11.855cm">
                <text:p/>
              </draw:line>
              <draw:line draw:style-name="gr12" draw:text-style-name="P1" draw:layer="Components" svg:x1="10.258cm" svg:y1="12.107cm" svg:x2="10.719cm" svg:y2="12.107cm">
                <text:p/>
              </draw:line>
            </draw:g>
            <draw:frame draw:style-name="gr13" draw:text-style-name="P2" draw:layer="Components" svg:width="1.7cm" svg:height="0.729cm" draw:transform="rotate (-1.57079632679579) translate (11.361cm 10.948cm)">
              <draw:text-box>
                <text:p><text:span text:style-name="T1">220</text:span><text:span text:style-name="T2">Ω</text:span></text:p>
              </draw:text-box>
            </draw:frame>
          </draw:g>
        </draw:g>
        <draw:line draw:style-name="gr7" draw:text-style-name="P1" draw:layer="breadboard" svg:x1="2.1cm" svg:y1="12.248cm" svg:x2="2.1cm" svg:y2="11.14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 svg:viewBox="0 0 10 10" svg:d="M0 0h10v10h-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readboard"/>
      <draw:layer draw:name="Component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n Kelly</meta:initial-creator>
    <meta:creation-date>2024-12-24T17:37:08.75</meta:creation-date>
    <dc:date>2025-01-12T09:32:17.14</dc:date>
    <dc:creator>Jon Kelly</dc:creator>
    <meta:editing-duration>P5DT1H46M20S</meta:editing-duration>
    <meta:editing-cycles>27</meta:editing-cycles>
    <meta:generator>OpenOffice/4.1.15$Win32 OpenOffice.org_project/4115m2$Build-9813</meta:generator>
    <meta:document-statistic meta:object-count="227"/>
  </office:meta>
</office:document-meta>
</file>